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4.085cm" svg:y1="3.661cm" svg:x2="14.085cm" svg:y2="10.493cm">
          <text:p/>
        </draw:line>
        <draw:path draw:style-name="gr1" draw:layer="layout" svg:width="7.102cm" svg:height="1.322cm" svg:x="6.982cm" svg:y="2.377cm" svg:viewBox="0 0 7103 1323" svg:d="M7103 1286l-702-505M6401 781l-768-388M5633 393l-816-263M4817 130l-845-130M3972 0l-853 4M3119 4l-843 140M2276 144l-814 270M1462 414l-764 397M698 811l-698 512">
          <text:p/>
        </draw:path>
        <draw:path draw:style-name="gr1" draw:layer="layout" svg:width="6.953cm" svg:height="1.239cm" svg:x="0.026cm" svg:y="3.699cm" svg:viewBox="0 0 6954 1240" svg:d="M0 0l690 485M690 485l752 373M1442 858l796 254M2238 1112l823 128M3061 1240h832M3893 1240l823-128M4716 1112l796-254M5512 858l752-373M6264 485l690-485">
          <text:p/>
        </draw:path>
        <draw:path draw:style-name="gr1" draw:layer="layout" svg:width="7.147cm" svg:height="1.319cm" svg:x="6.939cm" svg:y="9.175cm" svg:viewBox="0 0 7148 1320" svg:d="M7148 1320l-704-515M6444 805l-771-398M5673 407l-820-270M4853 137l-849-137M4004 0h-860M3144 0l-850 137M2294 137l-820 270M1474 407l-770 398M704 805l-704 515">
          <text:p/>
        </draw:path>
        <draw:path draw:style-name="gr1" draw:layer="layout" svg:width="6.91cm" svg:height="1.241cm" svg:x="0.026cm" svg:y="10.494cm" svg:viewBox="0 0 6911 1242" svg:d="M0 35l689 475M689 510l749 364M1438 874l792 246M2230 1120l818 122M3048 1242l826-4M3874 1238l817-130M4691 1108l790-254M5481 854l745-372M6226 482l685-482">
          <text:p/>
        </draw:path>
        <draw:line draw:style-name="gr1" draw:layer="layout" svg:x1="0.026cm" svg:y1="3.699cm" svg:x2="0.026cm" svg:y2="10.5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"/>
    <meta:generator>LibreOffice/4.3.3.2$Linux_x86 LibreOffice_project/430m0$Build-2</meta:generator>
  </office:meta>
</office:document-meta>
</file>